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BENCH_metaheu_ts__niter_10_search_anxious_init_one2one_memory_100_times4ave_100_maxs_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517793178558" calcext:value-type="float">
            <text:p>0,202517793178558</text:p>
          </table:table-cell>
          <table:table-cell office:value-type="float" office:value="833.99" calcext:value-type="float">
            <text:p>833,9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146861553192" calcext:value-type="float">
            <text:p>0,202146861553192</text:p>
          </table:table-cell>
          <table:table-cell office:value-type="float" office:value="810.22" calcext:value-type="float">
            <text:p>810,2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665016651154" calcext:value-type="float">
            <text:p>0,202665016651154</text:p>
          </table:table-cell>
          <table:table-cell office:value-type="float" office:value="818.45" calcext:value-type="float">
            <text:p>818,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1963005065918" calcext:value-type="float">
            <text:p>0,201963005065918</text:p>
          </table:table-cell>
          <table:table-cell office:value-type="float" office:value="790.09" calcext:value-type="float">
            <text:p>790,0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197096347809" calcext:value-type="float">
            <text:p>0,202197096347809</text:p>
          </table:table-cell>
          <table:table-cell office:value-type="float" office:value="743.06" calcext:value-type="float">
            <text:p>743,0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37432718277" calcext:value-type="float">
            <text:p>0,20237432718277</text:p>
          </table:table-cell>
          <table:table-cell office:value-type="float" office:value="906.85" calcext:value-type="float">
            <text:p>906,8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19330072403" calcext:value-type="float">
            <text:p>0,20219330072403</text:p>
          </table:table-cell>
          <table:table-cell office:value-type="float" office:value="839.23" calcext:value-type="float">
            <text:p>839,2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148838043213" calcext:value-type="float">
            <text:p>0,202148838043213</text:p>
          </table:table-cell>
          <table:table-cell office:value-type="float" office:value="784.83" calcext:value-type="float">
            <text:p>784,8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429711818695" calcext:value-type="float">
            <text:p>0,202429711818695</text:p>
          </table:table-cell>
          <table:table-cell office:value-type="float" office:value="778.32" calcext:value-type="float">
            <text:p>778,3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376224994659" calcext:value-type="float">
            <text:p>0,202376224994659</text:p>
          </table:table-cell>
          <table:table-cell office:value-type="float" office:value="879.72" calcext:value-type="float">
            <text:p>879,7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344586849213" calcext:value-type="float">
            <text:p>0,202344586849213</text:p>
          </table:table-cell>
          <table:table-cell office:value-type="float" office:value="961.97" calcext:value-type="float">
            <text:p>961,97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371716499329" calcext:value-type="float">
            <text:p>0,202371716499329</text:p>
          </table:table-cell>
          <table:table-cell office:value-type="float" office:value="806.65" calcext:value-type="float">
            <text:p>806,6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446849346161" calcext:value-type="float">
            <text:p>0,202446849346161</text:p>
          </table:table-cell>
          <table:table-cell office:value-type="float" office:value="779.98" calcext:value-type="float">
            <text:p>779,9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060496807098" calcext:value-type="float">
            <text:p>0,202060496807098</text:p>
          </table:table-cell>
          <table:table-cell office:value-type="float" office:value="800.09" calcext:value-type="float">
            <text:p>800,0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346904277802" calcext:value-type="float">
            <text:p>0,202346904277802</text:p>
          </table:table-cell>
          <table:table-cell office:value-type="float" office:value="806.54" calcext:value-type="float">
            <text:p>806,5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84934520721" calcext:value-type="float">
            <text:p>0,202284934520721</text:p>
          </table:table-cell>
          <table:table-cell office:value-type="float" office:value="848.06" calcext:value-type="float">
            <text:p>848,0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442681789398" calcext:value-type="float">
            <text:p>0,202442681789398</text:p>
          </table:table-cell>
          <table:table-cell office:value-type="float" office:value="748.45" calcext:value-type="float">
            <text:p>748,4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2412638664246" calcext:value-type="float">
            <text:p>0,202412638664246</text:p>
          </table:table-cell>
          <table:table-cell office:value-type="float" office:value="916.3" calcext:value-type="float">
            <text:p>916,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51980304718" calcext:value-type="float">
            <text:p>0,20251980304718</text:p>
          </table:table-cell>
          <table:table-cell office:value-type="float" office:value="775.11" calcext:value-type="float">
            <text:p>775,1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498173713684" calcext:value-type="float">
            <text:p>0,202498173713684</text:p>
          </table:table-cell>
          <table:table-cell office:value-type="float" office:value="823.98" calcext:value-type="float">
            <text:p>823,98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339491844177" calcext:value-type="float">
            <text:p>0,202339491844177</text:p>
          </table:table-cell>
          <table:table-cell office:value-type="float" office:value="867" calcext:value-type="float">
            <text:p>86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193155288696" calcext:value-type="float">
            <text:p>0,202193155288696</text:p>
          </table:table-cell>
          <table:table-cell office:value-type="float" office:value="861" calcext:value-type="float">
            <text:p>86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512037754059" calcext:value-type="float">
            <text:p>0,202512037754059</text:p>
          </table:table-cell>
          <table:table-cell office:value-type="float" office:value="879.97" calcext:value-type="float">
            <text:p>879,9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321135997772" calcext:value-type="float">
            <text:p>0,202321135997772</text:p>
          </table:table-cell>
          <table:table-cell office:value-type="float" office:value="925.04" calcext:value-type="float">
            <text:p>925,0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640373706818" calcext:value-type="float">
            <text:p>0,202640373706818</text:p>
          </table:table-cell>
          <table:table-cell office:value-type="float" office:value="701.14" calcext:value-type="float">
            <text:p>701,1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091746330261" calcext:value-type="float">
            <text:p>0,202091746330261</text:p>
          </table:table-cell>
          <table:table-cell office:value-type="float" office:value="723.64" calcext:value-type="float">
            <text:p>723,6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325522899628" calcext:value-type="float">
            <text:p>0,202325522899628</text:p>
          </table:table-cell>
          <table:table-cell office:value-type="float" office:value="922.98" calcext:value-type="float">
            <text:p>922,9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079582214355" calcext:value-type="float">
            <text:p>0,202079582214355</text:p>
          </table:table-cell>
          <table:table-cell office:value-type="float" office:value="914.11" calcext:value-type="float">
            <text:p>914,1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621092796326" calcext:value-type="float">
            <text:p>0,202621092796326</text:p>
          </table:table-cell>
          <table:table-cell office:value-type="float" office:value="897.1" calcext:value-type="float">
            <text:p>897,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141606807709" calcext:value-type="float">
            <text:p>0,202141606807709</text:p>
          </table:table-cell>
          <table:table-cell office:value-type="float" office:value="1064.75" calcext:value-type="float">
            <text:p>1064,7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0.287333333333" calcext:value-type="float">
            <text:p>840,287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2T10:13:52.442378408</dc:date>
    <meta:editing-duration>PT36S</meta:editing-duration>
    <meta:editing-cycles>1</meta:editing-cycles>
    <meta:document-statistic meta:table-count="1" meta:cell-count="155" meta:object-count="0"/>
    <meta:generator>LibreOffice/6.4.6.2$Linux_X86_64 LibreOffice_project/40$Build-2</meta:generator>
  </office:meta>
</office:document-meta>
</file>